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rsid="00123654" officeooo:paragraph-rsid="00123654"/>
    </style:style>
    <style:style style:name="P2" style:family="paragraph" style:parent-style-name="Heading_20_1">
      <style:text-properties style:font-name="Liberation Sans" fo:font-size="18.2000007629395pt" fo:font-weight="bold" officeooo:rsid="0016352f" officeooo:paragraph-rsid="0016352f" style:font-name-asian="Microsoft YaHei" style:font-size-asian="18.2000007629395pt" style:font-weight-asian="bold" style:font-name-complex="Arial" style:font-size-complex="18.2000007629395pt" style:font-weight-complex="bold"/>
    </style:style>
    <style:style style:name="P3" style:family="paragraph" style:parent-style-name="Heading_20_1">
      <style:text-properties officeooo:rsid="001805bd" officeooo:paragraph-rsid="001805bd"/>
    </style:style>
    <style:style style:name="P4" style:family="paragraph" style:parent-style-name="Heading_20_1">
      <style:text-properties officeooo:rsid="001cd14b" officeooo:paragraph-rsid="001cd14b"/>
    </style:style>
    <style:style style:name="P5" style:family="paragraph" style:parent-style-name="Heading_20_2">
      <style:text-properties officeooo:rsid="00123654" officeooo:paragraph-rsid="00123654"/>
    </style:style>
    <style:style style:name="P6" style:family="paragraph" style:parent-style-name="Heading_20_2">
      <style:text-properties style:font-name="Liberation Sans" fo:font-size="16.1000003814697pt" fo:font-weight="bold" officeooo:rsid="001376e0" officeooo:paragraph-rsid="001376e0" style:font-name-asian="Microsoft YaHei" style:font-size-asian="16.1000003814697pt" style:font-weight-asian="bold" style:font-name-complex="Arial" style:font-size-complex="16.1000003814697pt" style:font-weight-complex="bold"/>
    </style:style>
    <style:style style:name="P7" style:family="paragraph" style:parent-style-name="Heading_20_2">
      <style:text-properties officeooo:rsid="00156dcf" officeooo:paragraph-rsid="00156dcf"/>
    </style:style>
    <style:style style:name="P8" style:family="paragraph" style:parent-style-name="Heading_20_2">
      <style:text-properties officeooo:rsid="0016352f" officeooo:paragraph-rsid="0016352f"/>
    </style:style>
    <style:style style:name="P9" style:family="paragraph" style:parent-style-name="Heading_20_2">
      <style:text-properties officeooo:rsid="001805bd" officeooo:paragraph-rsid="001805bd"/>
    </style:style>
    <style:style style:name="P10" style:family="paragraph" style:parent-style-name="Heading_20_2">
      <style:text-properties officeooo:rsid="001cd14b" officeooo:paragraph-rsid="001cd14b"/>
    </style:style>
    <style:style style:name="P11" style:family="paragraph" style:parent-style-name="Heading_20_2">
      <style:text-properties officeooo:rsid="001e25a7" officeooo:paragraph-rsid="001e25a7"/>
    </style:style>
    <style:style style:name="P12" style:family="paragraph" style:parent-style-name="Heading_20_2">
      <style:text-properties officeooo:rsid="001f6049" officeooo:paragraph-rsid="001f6049"/>
    </style:style>
    <style:style style:name="P13" style:family="paragraph" style:parent-style-name="Heading_20_3">
      <style:text-properties officeooo:rsid="00156dcf" officeooo:paragraph-rsid="00156dcf"/>
    </style:style>
    <style:style style:name="P14" style:family="paragraph" style:parent-style-name="Text_20_body">
      <style:text-properties officeooo:rsid="00123654" officeooo:paragraph-rsid="00123654"/>
    </style:style>
    <style:style style:name="P15" style:family="paragraph" style:parent-style-name="Text_20_body" style:list-style-name="L2">
      <style:text-properties officeooo:rsid="00123654" officeooo:paragraph-rsid="00123654"/>
    </style:style>
    <style:style style:name="P16" style:family="paragraph" style:parent-style-name="Text_20_body">
      <style:text-properties officeooo:rsid="001376e0" officeooo:paragraph-rsid="001376e0"/>
    </style:style>
    <style:style style:name="P17" style:family="paragraph" style:parent-style-name="Text_20_body" style:list-style-name="L5">
      <style:text-properties officeooo:rsid="001376e0" officeooo:paragraph-rsid="001376e0"/>
    </style:style>
    <style:style style:name="P18" style:family="paragraph" style:parent-style-name="Text_20_body" style:list-style-name="L11">
      <style:text-properties officeooo:rsid="001376e0" officeooo:paragraph-rsid="001376e0"/>
    </style:style>
    <style:style style:name="P19" style:family="paragraph" style:parent-style-name="Text_20_body" style:list-style-name="L12">
      <style:text-properties officeooo:rsid="001376e0" officeooo:paragraph-rsid="001376e0"/>
    </style:style>
    <style:style style:name="P20" style:family="paragraph" style:parent-style-name="Text_20_body" style:list-style-name="L7">
      <style:text-properties officeooo:paragraph-rsid="00123654"/>
    </style:style>
    <style:style style:name="P21" style:family="paragraph" style:parent-style-name="Text_20_body" style:list-style-name="L8">
      <style:text-properties officeooo:paragraph-rsid="00123654"/>
    </style:style>
    <style:style style:name="P22" style:family="paragraph" style:parent-style-name="Text_20_body" style:list-style-name="L10">
      <style:text-properties officeooo:paragraph-rsid="00123654"/>
    </style:style>
    <style:style style:name="P23" style:family="paragraph" style:parent-style-name="Text_20_body" style:list-style-name="L5">
      <style:text-properties officeooo:rsid="001378b8" officeooo:paragraph-rsid="001378b8"/>
    </style:style>
    <style:style style:name="P24" style:family="paragraph" style:parent-style-name="Text_20_body" style:list-style-name="L2">
      <style:text-properties officeooo:rsid="00156dcf" officeooo:paragraph-rsid="00156dcf"/>
    </style:style>
    <style:style style:name="P25" style:family="paragraph" style:parent-style-name="Text_20_body" style:list-style-name="L13">
      <style:text-properties officeooo:rsid="00156dcf" officeooo:paragraph-rsid="00156dcf"/>
    </style:style>
    <style:style style:name="P26" style:family="paragraph" style:parent-style-name="Text_20_body">
      <style:text-properties officeooo:paragraph-rsid="00156dcf"/>
    </style:style>
    <style:style style:name="P27" style:family="paragraph" style:parent-style-name="Text_20_body">
      <style:text-properties officeooo:rsid="001802bf" officeooo:paragraph-rsid="001802bf"/>
    </style:style>
    <style:style style:name="P28" style:family="paragraph" style:parent-style-name="Text_20_body">
      <style:text-properties officeooo:rsid="001802bf" officeooo:paragraph-rsid="001805bd"/>
    </style:style>
    <style:style style:name="P29" style:family="paragraph" style:parent-style-name="Text_20_body" style:list-style-name="L5">
      <style:text-properties officeooo:rsid="001805bd" officeooo:paragraph-rsid="001805bd"/>
    </style:style>
    <style:style style:name="P30" style:family="paragraph" style:parent-style-name="Text_20_body">
      <style:text-properties officeooo:rsid="001805bd" officeooo:paragraph-rsid="001805bd"/>
    </style:style>
    <style:style style:name="P31" style:family="paragraph" style:parent-style-name="Text_20_body">
      <style:text-properties officeooo:rsid="001cd14b" officeooo:paragraph-rsid="001cd14b"/>
    </style:style>
    <style:style style:name="P32" style:family="paragraph" style:parent-style-name="Text_20_body">
      <style:text-properties officeooo:rsid="001e25a7" officeooo:paragraph-rsid="001e25a7"/>
    </style:style>
    <style:style style:name="P33" style:family="paragraph" style:parent-style-name="Text_20_body">
      <style:text-properties officeooo:rsid="001f6049" officeooo:paragraph-rsid="001f6049"/>
    </style:style>
    <style:style style:name="T1" style:family="text">
      <style:text-properties officeooo:rsid="001376e0"/>
    </style:style>
    <style:style style:name="T2" style:family="text">
      <style:text-properties officeooo:rsid="00156dcf"/>
    </style:style>
    <style:style style:name="T3" style:family="text">
      <style:text-properties officeooo:rsid="001802bf"/>
    </style:style>
    <style:style style:name="T4" style:family="text">
      <style:text-properties officeooo:rsid="001805bd"/>
    </style:style>
    <style:style style:name="T5" style:family="text">
      <style:text-properties officeooo:rsid="0019e9f3"/>
    </style:style>
    <style:style style:name="T6" style:family="text">
      <style:text-properties officeooo:rsid="001e25a7"/>
    </style:style>
    <style:style style:name="T7" style:family="text">
      <style:text-properties officeooo:rsid="001eb4c6"/>
    </style:style>
    <style:style style:name="T8" style:family="text">
      <style:text-properties officeooo:rsid="001f6049"/>
    </style:style>
    <style:style style:name="T9" style:family="text">
      <style:text-properties officeooo:rsid="00204a5d"/>
    </style:style>
    <style:style style:name="T10" style:family="text">
      <style:text-properties officeooo:rsid="0024686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lanning</text:h>
      <text:h text:style-name="Heading_20_2" text:outline-level="2">Influences</text:h>
      <text:h text:style-name="Heading_20_3" text:outline-level="3">Ultimate <text:span text:style-name="T8">Werewolf</text:span></text:h>
      <text:p text:style-name="P16">Features:</text:p>
      <text:list xml:id="list169769892" text:style-name="L7">
        <text:list-item>
          <text:p text:style-name="P20">Having special roles</text:p>
        </text:list-item>
        <text:list-item>
          <text:p text:style-name="P20">Voting Systems</text:p>
        </text:list-item>
        <text:list-item>
          <text:p text:style-name="P20"><text:span text:style-name="T1">Discourse</text:span> Focused</text:p>
        </text:list-item>
      </text:list>
      <text:h text:style-name="Heading_20_3" text:outline-level="3">Secret Hitler</text:h>
      <text:p text:style-name="P16">Features:</text:p>
      <text:list xml:id="list4288707654" text:style-name="L8">
        <text:list-item>
          <text:p text:style-name="P21">Random element</text:p>
        </text:list-item>
        <text:list-item>
          <text:p text:style-name="P21">Progression powers</text:p>
        </text:list-item>
        <text:list-item>
          <text:p text:style-name="P21">Board</text:p>
        </text:list-item>
      </text:list>
      <text:h text:style-name="Heading_20_3" text:outline-level="3">Avalon</text:h>
      <text:p text:style-name="P16">Features:</text:p>
      <text:list xml:id="list993554808" text:style-name="L10">
        <text:list-item>
          <text:p text:style-name="P22">Party system</text:p>
        </text:list-item>
        <text:list-item>
          <text:p text:style-name="P22">Assassin role</text:p>
        </text:list-item>
      </text:list>
      <text:h text:style-name="Heading_20_3" text:outline-level="3">Mascarade</text:h>
      <text:p text:style-name="P16">Features:</text:p>
      <text:list xml:id="list1294394514" text:style-name="L11">
        <text:list-item>
          <text:p text:style-name="P18">Multiple roles</text:p>
        </text:list-item>
      </text:list>
      <text:h text:style-name="Heading_20_3" text:outline-level="3">Project Winter</text:h>
      <text:list xml:id="list1766485877" text:style-name="L12">
        <text:list-item>
          <text:p text:style-name="P19">Proximity speech</text:p>
        </text:list-item>
        <text:list-item>
          <text:p text:style-name="P19">Personal objectives</text:p>
        </text:list-item>
      </text:list>
      <text:h text:style-name="P5" text:outline-level="2">Ideas</text:h>
      <text:list xml:id="list1075425707" text:style-name="L2">
        <text:list-item>
          <text:p text:style-name="P15">Making a quest system that moves the party into a different voice channel to complete the quest</text:p>
        </text:list-item>
        <text:list-item>
          <text:p text:style-name="P24">Trust based minigames like in Money (Tom Scott)</text:p>
        </text:list-item>
      </text:list>
      <text:p text:style-name="P14"/>
      <text:h text:style-name="P6" text:outline-level="2"><text:soft-page-break/>Challenges</text:h>
      <text:list xml:id="list2662814593" text:style-name="L5">
        <text:list-item>
          <text:p text:style-name="P17">The game has to be interesting enough that people don’t feel the need to do something else</text:p>
        </text:list-item>
        <text:list-item>
          <text:p text:style-name="P23">Make interaction with the system satisfying</text:p>
        </text:list-item>
        <text:list-item>
          <text:p text:style-name="P29">Incorporating private Dms into what the game can handle</text:p>
        </text:list-item>
      </text:list>
      <text:h text:style-name="P7" text:outline-level="2">Structure</text:h>
      <text:p text:style-name="P26"><text:span text:style-name="T2">The game is meant to be played by making decisions in a group via Discord voice chat and then sending sending commands through the main text channel.</text:span></text:p>
      <text:h text:style-name="P13" text:outline-level="3">Main</text:h>
      <text:list xml:id="list1588390953" text:style-name="L13">
        <text:list-item>
          <text:p text:style-name="P25">One main voice channel where the players can discuss</text:p>
        </text:list-item>
        <text:list-item>
          <text:p text:style-name="P25">One main text channel where global announcements happen</text:p>
        </text:list-item>
      </text:list>
      <text:h text:style-name="P2" text:outline-level="1">Set</text:h>
      <text:h text:style-name="P8" text:outline-level="2">Theme <text:span text:style-name="T3">&amp; Setting</text:span></text:h>
      <text:p text:style-name="P27">The objective of the theme and setting is to add cohesion between the game mechanics and <text:span text:style-name="T5">game play</text:span></text:p>
      <text:p text:style-name="P27">Since the game is meant to be played over Discord, there is already a semi set direction to themes that are based on technology or present day <text:span text:style-name="T5">conflicts.</text:span></text:p>
      <text:p text:style-name="P28">T<text:span text:style-name="T4">he game seeks to emulate text conversations between parties in an early internet era.</text:span></text:p>
      <text:h text:style-name="P4" text:outline-level="1">Factions</text:h>
      <text:p text:style-name="P31">Hackers</text:p>
      <text:p text:style-name="P31">Cyber police</text:p>
      <text:p text:style-name="P32">Civiles</text:p>
      <text:h text:style-name="P3" text:outline-level="1">Objectives</text:h>
      <text:p text:style-name="P30">The game will have different possible objectives that get revealed after the players are decided and the roles have been given out.</text:p>
      <text:h text:style-name="P10" text:outline-level="2">Victim blaming</text:h>
      <text:p text:style-name="P31">One person is <text:span text:style-name="T6">being targeted by the hackers to obtain their credit card information, the Cyber Police is trying to protect this person by hiding him.</text:span></text:p>
      <text:h text:style-name="P11" text:outline-level="2"><text:soft-page-break/>Traditional <text:span text:style-name="T7">Werewolf</text:span></text:h>
      <text:p text:style-name="P32">This gamemode follows the same basic concept of werewolf, the Cyber Police is trying to find who the hackers are in the party, the hackers must atte<text:span text:style-name="T10">m</text:span>pt to cut off the connection of the Cyber Police members until they reach the majority.</text:p>
      <text:h text:style-name="P12" text:outline-level="2">HackerMaster</text:h>
      <text:p text:style-name="P33">The game starts with a single hacker, called the HackerMaster, this person has the special role of being able to convert others into hackers, <text:span text:style-name="T9">meanwhile, the Cyber Police is attempting to access the information in a server, the members of the CyPol must complete a certain ammount of tasks to win (Finding the location of the server; Getting past the firewall; Decrypting the files.)</text:span></text:p>
      <text:h text:style-name="P3" text:outline-level="1">Roles</text:h>
      <text:h text:style-name="P9" text:outline-level="2">Investigator NOTE (make cool name)</text:h>
      <text:p text:style-name="P30">The investigator has the supreme power of investigation, at some point in the game they can choose a set of players, and if a number of those players are on the opposite team, the opposite team is forced to make a choice on who takes the fall, this decision has to be reached within a time limit, if the opposite team does not reach an agreement, a random half of the opposite team get captured</text:p>
      <text:p text:style-name="P3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2T14:52:56.546000000</meta:creation-date>
    <dc:date>2020-04-04T18:07:55.060000000</dc:date>
    <meta:editing-duration>P1DT2H43M18S</meta:editing-duration>
    <meta:editing-cycles>2</meta:editing-cycles>
    <meta:generator>LibreOffice/6.3.4.2$Windows_X86_64 LibreOffice_project/60da17e045e08f1793c57c00ba83cdfce946d0aa</meta:generator>
    <meta:document-statistic meta:table-count="0" meta:image-count="0" meta:object-count="0" meta:page-count="3" meta:paragraph-count="54" meta:word-count="469" meta:character-count="2683" meta:non-whitespace-character-count="2286"/>
  </office:meta>
</office:document-meta>
</file>